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cm" fo:min-width="1.786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59cm" fo:min-width="0.309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8cm" fo:min-width="0.57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07cm" fo:min-width="0.25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734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xml:id="id2" draw:id="id2" draw:layer="layout" svg:x1="5.318cm" svg:y1="4.429cm" svg:x2="6.969cm" svg:y2="4.429cm">
          <text:p text:style-name="P1">S</text:p>
          <text:p text:style-name="P1"/>
        </draw:line>
        <draw:line draw:style-name="gr2" draw:text-style-name="P2" xml:id="id1" draw:id="id1" draw:layer="layout" svg:x1="11.484cm" svg:y1="4.429cm" svg:x2="13.008cm" svg:y2="4.429cm">
          <text:p/>
        </draw:line>
        <draw:connector draw:style-name="gr3" draw:text-style-name="P2" xml:id="id3" draw:id="id3" draw:layer="layout" draw:type="line" svg:x1="10.144cm" svg:y1="4.429cm" svg:x2="11.484cm" svg:y2="4.429cm" draw:end-shape="id1" draw:end-glue-point="3" svg:d="M10144 4429h1340" svg:viewBox="0 0 1341 1">
          <text:p/>
        </draw:connector>
        <draw:connector draw:style-name="gr3" draw:text-style-name="P2" draw:layer="layout" draw:type="line" svg:x1="6.969cm" svg:y1="4.429cm" svg:x2="10.144cm" svg:y2="4.429cm" draw:start-shape="id2" draw:start-glue-point="1" draw:end-shape="id3" draw:end-glue-point="2" svg:d="M6969 4429h3175" svg:viewBox="0 0 3176 1">
          <text:p/>
        </draw:connector>
        <draw:custom-shape draw:style-name="gr4" draw:text-style-name="P2" xml:id="id4" draw:id="id4" draw:layer="layout" svg:width="1.524cm" svg:height="1.524cm" svg:x="8.12cm" svg:y="5.389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line-skew="0.599cm" svg:x1="11.484cm" svg:y1="4.429cm" svg:x2="9.644cm" svg:y2="6.151cm" draw:start-shape="id1" draw:start-glue-point="3" draw:end-shape="id4" draw:end-glue-point="10" svg:d="M11484 4429h-320v1722h-1520" svg:viewBox="0 0 1841 1723">
          <text:p/>
        </draw:connector>
        <draw:connector draw:style-name="gr5" draw:text-style-name="P2" draw:layer="layout" draw:line-skew="-0.576cm" svg:x1="8.12cm" svg:y1="6.151cm" svg:x2="6.969cm" svg:y2="4.429cm" draw:start-shape="id4" draw:start-glue-point="6" draw:end-shape="id2" draw:end-glue-point="1" svg:d="M8120 6151h-1151v-1722" svg:viewBox="0 0 1152 1723">
          <text:p/>
        </draw:connector>
      </draw:page>
      <draw:page draw:name="page2" draw:style-name="dp1" draw:master-page-name="Default">
        <draw:custom-shape draw:style-name="gr6" draw:text-style-name="P2" xml:id="id5" draw:id="id5" draw:layer="layout" svg:width="2.286cm" svg:height="1.27cm" svg:x="8.774cm" svg:y="6.08cm">
          <text:p text:style-name="P1">digit</text:p>
          <draw:enhanced-geometry svg:viewBox="0 0 21600 21600" draw:type="rectangle" draw:enhanced-path="M 0 0 L 21600 0 21600 21600 0 21600 0 0 Z N"/>
        </draw:custom-shape>
        <draw:line draw:style-name="gr3" draw:text-style-name="P2" xml:id="id20" draw:id="id20" draw:layer="layout" svg:x1="8.62cm" svg:y1="8.615cm" svg:x2="11.16cm" svg:y2="8.615cm">
          <text:p/>
        </draw:line>
        <draw:line draw:style-name="gr2" draw:text-style-name="P2" xml:id="id6" draw:id="id6" draw:layer="layout" svg:x1="13.221cm" svg:y1="6.715cm" svg:x2="14.745cm" svg:y2="6.715cm">
          <text:p/>
        </draw:line>
        <draw:connector draw:style-name="gr3" draw:text-style-name="P2" xml:id="id19" draw:id="id19" draw:layer="layout" draw:type="line" svg:x1="11.06cm" svg:y1="6.715cm" svg:x2="13.221cm" svg:y2="6.715cm" draw:start-shape="id5" draw:start-glue-point="1" draw:end-shape="id6" draw:end-glue-point="3" svg:d="M11060 6715h2161" svg:viewBox="0 0 2162 1">
          <text:p/>
        </draw:connector>
        <draw:connector draw:style-name="gr7" draw:text-style-name="P2" xml:id="id21" draw:id="id21" draw:layer="layout" draw:type="line" svg:x1="5.045cm" svg:y1="6.731cm" svg:x2="8.774cm" svg:y2="6.715cm" draw:end-shape="id5" draw:end-glue-point="3" svg:d="M5045 6731l3729-16" svg:viewBox="0 0 3730 17">
          <text:p text:style-name="P1">S <text:s text:c="15"/></text:p>
          <text:p text:style-name="P1"/>
        </draw:connector>
        <draw:custom-shape draw:style-name="gr8" draw:text-style-name="P2" xml:id="id8" draw:id="id8" draw:layer="layout" svg:width="1.143cm" svg:height="1.143cm" svg:x="10.017cm" svg:y="10.5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143cm" svg:height="1.143cm" svg:x="10.017cm" svg:y="11.9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0" draw:id="id10" draw:layer="layout" svg:width="1.143cm" svg:height="1.143cm" svg:x="10.017cm" svg:y="13.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1.143cm" svg:height="1.143cm" svg:x="10.017cm" svg:y="14.79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3" draw:id="id13" draw:layer="layout" svg:width="1.143cm" svg:height="1.143cm" svg:x="10.017cm" svg:y="16.21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4" draw:id="id14" draw:layer="layout" svg:width="1.143cm" svg:height="1.143cm" svg:x="10.017cm" svg:y="17.63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143cm" svg:height="1.143cm" svg:x="10.017cm" svg:y="19.0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6" draw:id="id16" draw:layer="layout" svg:width="1.143cm" svg:height="1.143cm" svg:x="10.017cm" svg:y="20.48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7" draw:id="id17" draw:layer="layout" svg:width="1.143cm" svg:height="1.143cm" svg:x="10.017cm" svg:y="21.90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8" draw:id="id18" draw:layer="layout" svg:width="1.143cm" svg:height="1.143cm" svg:x="10.017cm" svg:y="23.3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xml:id="id7" draw:id="id7" draw:layer="layout" svg:x1="4.81cm" svg:y1="17.637cm" svg:x2="5.953cm" svg:y2="17.637cm">
          <text:p text:style-name="P1">digit <text:s text:c="4"/></text:p>
          <text:p text:style-name="P1"/>
        </draw:line>
        <draw:connector draw:style-name="gr2" draw:text-style-name="P2" draw:layer="layout" draw:type="line" svg:x1="5.953cm" svg:y1="17.637cm" svg:x2="10.017cm" svg:y2="11.097cm" draw:start-shape="id7" draw:start-glue-point="1" draw:end-shape="id8" draw:end-glue-point="6" svg:d="M5953 17637l4064-6540" svg:viewBox="0 0 4065 6541">
          <text:p/>
        </draw:connector>
        <draw:connector draw:style-name="gr2" draw:text-style-name="P2" draw:layer="layout" draw:type="line" svg:x1="5.953cm" svg:y1="17.637cm" svg:x2="10.017cm" svg:y2="12.52cm" draw:start-shape="id7" draw:start-glue-point="1" draw:end-shape="id9" draw:end-glue-point="6" svg:d="M5953 17637l4064-5117" svg:viewBox="0 0 4065 5118">
          <text:p/>
        </draw:connector>
        <draw:connector draw:style-name="gr2" draw:text-style-name="P2" draw:layer="layout" draw:type="line" svg:x1="5.953cm" svg:y1="17.637cm" svg:x2="10.017cm" svg:y2="13.942cm" draw:start-shape="id7" draw:start-glue-point="1" draw:end-shape="id10" draw:end-glue-point="6" svg:d="M5953 17637l4064-3695" svg:viewBox="0 0 4065 3696">
          <text:p/>
        </draw:connector>
        <draw:line draw:style-name="gr2" draw:text-style-name="P2" xml:id="id12" draw:id="id12" draw:layer="layout" svg:x1="14.716cm" svg:y1="17.51cm" svg:x2="16.24cm" svg:y2="17.51cm">
          <text:p/>
        </draw:line>
        <draw:connector draw:style-name="gr2" draw:text-style-name="P2" draw:layer="layout" draw:type="line" svg:x1="5.953cm" svg:y1="17.637cm" svg:x2="10.017cm" svg:y2="15.365cm" draw:start-shape="id7" draw:start-glue-point="1" draw:end-shape="id11" draw:end-glue-point="6" svg:d="M5953 17637l4064-2272" svg:viewBox="0 0 4065 2273">
          <text:p/>
        </draw:connector>
        <draw:connector draw:style-name="gr9" draw:text-style-name="P2" draw:layer="layout" draw:type="line" svg:x1="11.16cm" svg:y1="11.097cm" svg:x2="14.716cm" svg:y2="17.51cm" draw:start-shape="id8" draw:start-glue-point="10" draw:end-shape="id12" draw:end-glue-point="3" svg:d="M11160 11097l3556 6413" svg:viewBox="0 0 3557 6414">
          <text:p/>
        </draw:connector>
        <draw:connector draw:style-name="gr9" draw:text-style-name="P2" draw:layer="layout" draw:type="line" svg:x1="11.16cm" svg:y1="12.52cm" svg:x2="14.716cm" svg:y2="17.51cm" draw:start-shape="id9" draw:start-glue-point="10" draw:end-shape="id12" draw:end-glue-point="3" svg:d="M11160 12520l3556 4990" svg:viewBox="0 0 3557 4991">
          <text:p/>
        </draw:connector>
        <draw:connector draw:style-name="gr9" draw:text-style-name="P2" draw:layer="layout" draw:type="line" svg:x1="11.16cm" svg:y1="13.942cm" svg:x2="14.716cm" svg:y2="17.51cm" draw:start-shape="id10" draw:start-glue-point="10" draw:end-shape="id12" draw:end-glue-point="3" svg:d="M11160 13942l3556 3568" svg:viewBox="0 0 3557 3569">
          <text:p/>
        </draw:connector>
        <draw:connector draw:style-name="gr9" draw:text-style-name="P2" draw:layer="layout" draw:type="line" svg:x1="11.16cm" svg:y1="15.365cm" svg:x2="14.716cm" svg:y2="17.51cm" draw:start-shape="id11" draw:start-glue-point="10" draw:end-shape="id12" draw:end-glue-point="3" svg:d="M11160 15365l3556 2145" svg:viewBox="0 0 3557 2146">
          <text:p/>
        </draw:connector>
        <draw:connector draw:style-name="gr2" draw:text-style-name="P2" draw:layer="layout" draw:type="line" svg:x1="5.953cm" svg:y1="17.637cm" svg:x2="10.017cm" svg:y2="16.787cm" draw:start-shape="id7" draw:start-glue-point="1" draw:end-shape="id13" draw:end-glue-point="6" svg:d="M5953 17637l4064-850" svg:viewBox="0 0 4065 851">
          <text:p/>
        </draw:connector>
        <draw:connector draw:style-name="gr9" draw:text-style-name="P2" draw:layer="layout" draw:type="line" svg:x1="11.16cm" svg:y1="16.787cm" svg:x2="14.716cm" svg:y2="17.51cm" draw:start-shape="id13" draw:start-glue-point="10" draw:end-shape="id12" draw:end-glue-point="3" svg:d="M11160 16787l3556 723" svg:viewBox="0 0 3557 724">
          <text:p/>
        </draw:connector>
        <draw:connector draw:style-name="gr2" draw:text-style-name="P2" draw:layer="layout" draw:type="line" svg:x1="5.953cm" svg:y1="17.637cm" svg:x2="10.017cm" svg:y2="18.21cm" draw:start-shape="id7" draw:start-glue-point="1" draw:end-shape="id14" draw:end-glue-point="6" svg:d="M5953 17637l4064 573" svg:viewBox="0 0 4065 574">
          <text:p/>
        </draw:connector>
        <draw:connector draw:style-name="gr9" draw:text-style-name="P2" draw:layer="layout" draw:type="line" svg:x1="11.16cm" svg:y1="18.21cm" svg:x2="14.716cm" svg:y2="17.51cm" draw:start-shape="id14" draw:start-glue-point="10" draw:end-shape="id12" draw:end-glue-point="3" svg:d="M11160 18210l3556-700" svg:viewBox="0 0 3557 701">
          <text:p/>
        </draw:connector>
        <draw:connector draw:style-name="gr2" draw:text-style-name="P2" draw:layer="layout" draw:type="line" svg:x1="5.953cm" svg:y1="17.637cm" svg:x2="10.017cm" svg:y2="19.632cm" draw:start-shape="id7" draw:start-glue-point="1" draw:end-shape="id15" draw:end-glue-point="6" svg:d="M5953 17637l4064 1995" svg:viewBox="0 0 4065 1996">
          <text:p/>
        </draw:connector>
        <draw:connector draw:style-name="gr9" draw:text-style-name="P2" draw:layer="layout" draw:type="line" svg:x1="11.16cm" svg:y1="19.632cm" svg:x2="14.716cm" svg:y2="17.51cm" draw:start-shape="id15" draw:start-glue-point="10" draw:end-shape="id12" draw:end-glue-point="3" svg:d="M11160 19632l3556-2122" svg:viewBox="0 0 3557 2123">
          <text:p/>
        </draw:connector>
        <draw:connector draw:style-name="gr2" draw:text-style-name="P2" draw:layer="layout" draw:type="line" svg:x1="5.953cm" svg:y1="17.637cm" svg:x2="10.017cm" svg:y2="21.055cm" draw:start-shape="id7" draw:start-glue-point="1" draw:end-shape="id16" draw:end-glue-point="6" svg:d="M5953 17637l4064 3418" svg:viewBox="0 0 4065 3419">
          <text:p/>
        </draw:connector>
        <draw:connector draw:style-name="gr9" draw:text-style-name="P2" draw:layer="layout" draw:type="line" svg:x1="11.16cm" svg:y1="21.055cm" svg:x2="14.716cm" svg:y2="17.51cm" draw:start-shape="id16" draw:start-glue-point="10" draw:end-shape="id12" draw:end-glue-point="3" svg:d="M11160 21055l3556-3545" svg:viewBox="0 0 3557 3546">
          <text:p/>
        </draw:connector>
        <draw:connector draw:style-name="gr2" draw:text-style-name="P2" draw:layer="layout" draw:type="line" svg:x1="5.953cm" svg:y1="17.637cm" svg:x2="10.017cm" svg:y2="22.477cm" draw:start-shape="id7" draw:start-glue-point="1" draw:end-shape="id17" draw:end-glue-point="6" svg:d="M5953 17637l4064 4840" svg:viewBox="0 0 4065 4841">
          <text:p/>
        </draw:connector>
        <draw:connector draw:style-name="gr9" draw:text-style-name="P2" draw:layer="layout" draw:type="line" svg:x1="11.16cm" svg:y1="22.477cm" svg:x2="14.716cm" svg:y2="17.51cm" draw:start-shape="id17" draw:start-glue-point="10" draw:end-shape="id12" draw:end-glue-point="3" svg:d="M11160 22477l3556-4967" svg:viewBox="0 0 3557 4968">
          <text:p/>
        </draw:connector>
        <draw:connector draw:style-name="gr2" draw:text-style-name="P2" draw:layer="layout" draw:type="line" svg:x1="5.953cm" svg:y1="17.637cm" svg:x2="10.017cm" svg:y2="23.897cm" draw:start-shape="id7" draw:start-glue-point="1" draw:end-shape="id18" draw:end-glue-point="6" svg:d="M5953 17637l4064 6260" svg:viewBox="0 0 4065 6261">
          <text:p/>
        </draw:connector>
        <draw:connector draw:style-name="gr9" draw:text-style-name="P2" draw:layer="layout" draw:type="line" svg:x1="11.16cm" svg:y1="23.897cm" svg:x2="14.716cm" svg:y2="17.51cm" draw:start-shape="id18" draw:start-glue-point="10" draw:end-shape="id12" draw:end-glue-point="3" svg:d="M11160 23897l3556-6387" svg:viewBox="0 0 3557 6388">
          <text:p/>
        </draw:connector>
        <draw:connector draw:style-name="gr10" draw:text-style-name="P2" draw:layer="layout" draw:line-skew="0.955cm" svg:x1="12.14cm" svg:y1="6.715cm" svg:x2="11.16cm" svg:y2="8.615cm" draw:start-shape="id19" draw:start-glue-point="0" draw:end-shape="id20" draw:end-glue-point="1" svg:d="M12140 6715v1905h-980v-5" svg:viewBox="0 0 981 1906">
          <text:p/>
        </draw:connector>
        <draw:connector draw:style-name="gr5" draw:text-style-name="P2" draw:layer="layout" draw:line-skew="0.872cm" svg:x1="8.62cm" svg:y1="8.615cm" svg:x2="6.909cm" svg:y2="6.723cm" draw:start-shape="id20" draw:start-glue-point="3" draw:end-shape="id21" draw:end-glue-point="0" svg:d="M8620 8615v5h-1711v-1897" svg:viewBox="0 0 1712 1898">
          <text:p/>
        </draw:connector>
      </draw:page>
      <draw:page draw:name="page3" draw:style-name="dp1" draw:master-page-name="Default">
        <draw:custom-shape draw:style-name="gr11" draw:text-style-name="P2" xml:id="id22" draw:id="id22" draw:layer="layout" svg:width="1.524cm" svg:height="1.524cm" svg:x="8.48cm" svg:y="4.30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xml:id="id23" draw:id="id23" draw:layer="layout" svg:x1="12.233cm" svg:y1="5.064cm" svg:x2="13.63cm" svg:y2="5.064cm">
          <text:p/>
        </draw:line>
        <draw:line draw:style-name="gr3" draw:text-style-name="P2" draw:layer="layout" svg:x1="7.604cm" svg:y1="5.064cm" svg:x2="8.366cm" svg:y2="5.064cm">
          <text:p/>
        </draw:line>
        <draw:connector draw:style-name="gr3" draw:text-style-name="P2" draw:layer="layout" draw:type="line" svg:x1="10.004cm" svg:y1="5.064cm" svg:x2="12.233cm" svg:y2="5.064cm" draw:start-shape="id22" draw:start-glue-point="10" draw:end-shape="id23" draw:end-glue-point="3" svg:d="M10004 5064h2229" svg:viewBox="0 0 2230 1">
          <text:p/>
        </draw:connector>
        <draw:connector draw:style-name="gr2" draw:text-style-name="P2" draw:layer="layout" draw:line-skew="1.183cm" svg:x1="12.233cm" svg:y1="5.064cm" svg:x2="10.006cm" svg:y2="7.466cm" draw:start-shape="id23" draw:start-glue-point="3" draw:end-shape="id24" draw:end-glue-point="10" svg:d="M12233 5064h70v2402h-2297" svg:viewBox="0 0 2298 2403">
          <text:p/>
        </draw:connector>
        <draw:connector draw:style-name="gr7" draw:text-style-name="P2" xml:id="id25" draw:id="id25" draw:layer="layout" draw:type="line" svg:x1="4.333cm" svg:y1="5.068cm" svg:x2="8.48cm" svg:y2="5.064cm" draw:end-shape="id22" draw:end-glue-point="6" svg:d="M4333 5068l4147-4" svg:viewBox="0 0 4148 5">
          <text:p text:style-name="P1">S <text:s text:c="14"/></text:p>
          <text:p text:style-name="P1"/>
        </draw:connector>
        <draw:custom-shape draw:style-name="gr4" draw:text-style-name="P3" xml:id="id24" draw:id="id24" draw:layer="layout" svg:width="1.524cm" svg:height="1.524cm" svg:x="8.482cm" svg:y="6.704cm">
          <text:p text:style-name="P1"><text:span text:style-name="T1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8.482cm" svg:y1="7.466cm" svg:x2="6.406cm" svg:y2="5.066cm" draw:start-shape="id24" draw:start-glue-point="6" draw:end-shape="id25" draw:end-glue-point="0" svg:d="M8482 7466h-2076v-2400" svg:viewBox="0 0 2077 2401">
          <text:p/>
        </draw:connector>
      </draw:page>
      <draw:page draw:name="page4" draw:style-name="dp1" draw:master-page-name="Default">
        <draw:custom-shape draw:style-name="gr12" draw:text-style-name="P2" xml:id="id27" draw:id="id27" draw:layer="layout" svg:width="1.143cm" svg:height="1.143cm" svg:x="10.503cm" svg:y="10.0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8" draw:id="id28" draw:layer="layout" svg:width="1.143cm" svg:height="1.143cm" svg:x="10.503cm" svg:y="11.4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9" draw:id="id29" draw:layer="layout" svg:width="1.143cm" svg:height="1.143cm" svg:x="10.503cm" svg:y="12.8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0" draw:id="id30" draw:layer="layout" svg:width="1.143cm" svg:height="1.143cm" svg:x="10.503cm" svg:y="14.29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2" draw:id="id32" draw:layer="layout" svg:width="1.143cm" svg:height="1.143cm" svg:x="10.503cm" svg:y="15.71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3" draw:id="id33" draw:layer="layout" svg:width="1.143cm" svg:height="1.143cm" svg:x="10.503cm" svg:y="17.13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4" draw:id="id34" draw:layer="layout" svg:width="1.143cm" svg:height="1.143cm" svg:x="10.503cm" svg:y="18.5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5" draw:id="id35" draw:layer="layout" svg:width="1.143cm" svg:height="1.143cm" svg:x="10.503cm" svg:y="19.98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6" draw:id="id36" draw:layer="layout" svg:width="1.143cm" svg:height="1.143cm" svg:x="10.503cm" svg:y="21.40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7" draw:id="id37" draw:layer="layout" svg:width="1.143cm" svg:height="1.143cm" svg:x="10.503cm" svg:y="22.8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xml:id="id26" draw:id="id26" draw:layer="layout" svg:x1="5.296cm" svg:y1="17.137cm" svg:x2="6.439cm" svg:y2="17.137cm">
          <text:p text:style-name="P1">digit <text:s text:c="4"/></text:p>
          <text:p text:style-name="P1"/>
        </draw:line>
        <draw:connector draw:style-name="gr2" draw:text-style-name="P2" draw:layer="layout" draw:type="line" svg:x1="6.439cm" svg:y1="17.137cm" svg:x2="10.503cm" svg:y2="10.597cm" draw:start-shape="id26" draw:start-glue-point="1" draw:end-shape="id27" draw:end-glue-point="6" svg:d="M6439 17137l4064-6540" svg:viewBox="0 0 4065 6541">
          <text:p/>
        </draw:connector>
        <draw:connector draw:style-name="gr2" draw:text-style-name="P2" draw:layer="layout" draw:type="line" svg:x1="6.439cm" svg:y1="17.137cm" svg:x2="10.503cm" svg:y2="12.02cm" draw:start-shape="id26" draw:start-glue-point="1" draw:end-shape="id28" draw:end-glue-point="6" svg:d="M6439 17137l4064-5117" svg:viewBox="0 0 4065 5118">
          <text:p/>
        </draw:connector>
        <draw:connector draw:style-name="gr2" draw:text-style-name="P2" draw:layer="layout" draw:type="line" svg:x1="6.439cm" svg:y1="17.137cm" svg:x2="10.503cm" svg:y2="13.442cm" draw:start-shape="id26" draw:start-glue-point="1" draw:end-shape="id29" draw:end-glue-point="6" svg:d="M6439 17137l4064-3695" svg:viewBox="0 0 4065 3696">
          <text:p/>
        </draw:connector>
        <draw:line draw:style-name="gr2" draw:text-style-name="P2" xml:id="id31" draw:id="id31" draw:layer="layout" svg:x1="15.202cm" svg:y1="17.01cm" svg:x2="16.726cm" svg:y2="17.01cm">
          <text:p/>
        </draw:line>
        <draw:connector draw:style-name="gr2" draw:text-style-name="P2" draw:layer="layout" draw:type="line" svg:x1="6.439cm" svg:y1="17.137cm" svg:x2="10.503cm" svg:y2="14.865cm" draw:start-shape="id26" draw:start-glue-point="1" draw:end-shape="id30" draw:end-glue-point="6" svg:d="M6439 17137l4064-2272" svg:viewBox="0 0 4065 2273">
          <text:p/>
        </draw:connector>
        <draw:connector draw:style-name="gr9" draw:text-style-name="P2" draw:layer="layout" draw:type="line" svg:x1="11.646cm" svg:y1="10.597cm" svg:x2="15.202cm" svg:y2="17.01cm" draw:start-shape="id27" draw:start-glue-point="10" draw:end-shape="id31" draw:end-glue-point="3" svg:d="M11646 10597l3556 6413" svg:viewBox="0 0 3557 6414">
          <text:p/>
        </draw:connector>
        <draw:connector draw:style-name="gr9" draw:text-style-name="P2" draw:layer="layout" draw:type="line" svg:x1="11.646cm" svg:y1="12.02cm" svg:x2="15.202cm" svg:y2="17.01cm" draw:start-shape="id28" draw:start-glue-point="10" draw:end-shape="id31" draw:end-glue-point="3" svg:d="M11646 12020l3556 4990" svg:viewBox="0 0 3557 4991">
          <text:p/>
        </draw:connector>
        <draw:connector draw:style-name="gr9" draw:text-style-name="P2" draw:layer="layout" draw:type="line" svg:x1="11.646cm" svg:y1="13.442cm" svg:x2="15.202cm" svg:y2="17.01cm" draw:start-shape="id29" draw:start-glue-point="10" draw:end-shape="id31" draw:end-glue-point="3" svg:d="M11646 13442l3556 3568" svg:viewBox="0 0 3557 3569">
          <text:p/>
        </draw:connector>
        <draw:connector draw:style-name="gr9" draw:text-style-name="P2" draw:layer="layout" draw:type="line" svg:x1="11.646cm" svg:y1="14.865cm" svg:x2="15.202cm" svg:y2="17.01cm" draw:start-shape="id30" draw:start-glue-point="10" draw:end-shape="id31" draw:end-glue-point="3" svg:d="M11646 14865l3556 2145" svg:viewBox="0 0 3557 2146">
          <text:p/>
        </draw:connector>
        <draw:connector draw:style-name="gr2" draw:text-style-name="P2" draw:layer="layout" draw:type="line" svg:x1="6.439cm" svg:y1="17.137cm" svg:x2="10.503cm" svg:y2="16.287cm" draw:start-shape="id26" draw:start-glue-point="1" draw:end-shape="id32" draw:end-glue-point="6" svg:d="M6439 17137l4064-850" svg:viewBox="0 0 4065 851">
          <text:p/>
        </draw:connector>
        <draw:connector draw:style-name="gr9" draw:text-style-name="P2" draw:layer="layout" draw:type="line" svg:x1="11.646cm" svg:y1="16.287cm" svg:x2="15.202cm" svg:y2="17.01cm" draw:start-shape="id32" draw:start-glue-point="10" draw:end-shape="id31" draw:end-glue-point="3" svg:d="M11646 16287l3556 723" svg:viewBox="0 0 3557 724">
          <text:p/>
        </draw:connector>
        <draw:connector draw:style-name="gr2" draw:text-style-name="P2" draw:layer="layout" draw:type="line" svg:x1="6.439cm" svg:y1="17.137cm" svg:x2="10.503cm" svg:y2="17.71cm" draw:start-shape="id26" draw:start-glue-point="1" draw:end-shape="id33" draw:end-glue-point="6" svg:d="M6439 17137l4064 573" svg:viewBox="0 0 4065 574">
          <text:p/>
        </draw:connector>
        <draw:connector draw:style-name="gr9" draw:text-style-name="P2" draw:layer="layout" draw:type="line" svg:x1="11.646cm" svg:y1="17.71cm" svg:x2="15.202cm" svg:y2="17.01cm" draw:start-shape="id33" draw:start-glue-point="10" draw:end-shape="id31" draw:end-glue-point="3" svg:d="M11646 17710l3556-700" svg:viewBox="0 0 3557 701">
          <text:p/>
        </draw:connector>
        <draw:connector draw:style-name="gr2" draw:text-style-name="P2" draw:layer="layout" draw:type="line" svg:x1="6.439cm" svg:y1="17.137cm" svg:x2="10.503cm" svg:y2="19.132cm" draw:start-shape="id26" draw:start-glue-point="1" draw:end-shape="id34" draw:end-glue-point="6" svg:d="M6439 17137l4064 1995" svg:viewBox="0 0 4065 1996">
          <text:p/>
        </draw:connector>
        <draw:connector draw:style-name="gr9" draw:text-style-name="P2" draw:layer="layout" draw:type="line" svg:x1="11.646cm" svg:y1="19.132cm" svg:x2="15.202cm" svg:y2="17.01cm" draw:start-shape="id34" draw:start-glue-point="10" draw:end-shape="id31" draw:end-glue-point="3" svg:d="M11646 19132l3556-2122" svg:viewBox="0 0 3557 2123">
          <text:p/>
        </draw:connector>
        <draw:connector draw:style-name="gr2" draw:text-style-name="P2" draw:layer="layout" draw:type="line" svg:x1="6.439cm" svg:y1="17.137cm" svg:x2="10.503cm" svg:y2="20.555cm" draw:start-shape="id26" draw:start-glue-point="1" draw:end-shape="id35" draw:end-glue-point="6" svg:d="M6439 17137l4064 3418" svg:viewBox="0 0 4065 3419">
          <text:p/>
        </draw:connector>
        <draw:connector draw:style-name="gr9" draw:text-style-name="P2" draw:layer="layout" draw:type="line" svg:x1="11.646cm" svg:y1="20.555cm" svg:x2="15.202cm" svg:y2="17.01cm" draw:start-shape="id35" draw:start-glue-point="10" draw:end-shape="id31" draw:end-glue-point="3" svg:d="M11646 20555l3556-3545" svg:viewBox="0 0 3557 3546">
          <text:p/>
        </draw:connector>
        <draw:connector draw:style-name="gr2" draw:text-style-name="P2" draw:layer="layout" draw:type="line" svg:x1="6.439cm" svg:y1="17.137cm" svg:x2="10.503cm" svg:y2="21.977cm" draw:start-shape="id26" draw:start-glue-point="1" draw:end-shape="id36" draw:end-glue-point="6" svg:d="M6439 17137l4064 4840" svg:viewBox="0 0 4065 4841">
          <text:p/>
        </draw:connector>
        <draw:connector draw:style-name="gr9" draw:text-style-name="P2" draw:layer="layout" draw:type="line" svg:x1="11.646cm" svg:y1="21.977cm" svg:x2="15.202cm" svg:y2="17.01cm" draw:start-shape="id36" draw:start-glue-point="10" draw:end-shape="id31" draw:end-glue-point="3" svg:d="M11646 21977l3556-4967" svg:viewBox="0 0 3557 4968">
          <text:p/>
        </draw:connector>
        <draw:connector draw:style-name="gr2" draw:text-style-name="P2" draw:layer="layout" draw:type="line" svg:x1="6.439cm" svg:y1="17.137cm" svg:x2="10.503cm" svg:y2="23.397cm" draw:start-shape="id26" draw:start-glue-point="1" draw:end-shape="id37" draw:end-glue-point="6" svg:d="M6439 17137l4064 6260" svg:viewBox="0 0 4065 6261">
          <text:p/>
        </draw:connector>
        <draw:connector draw:style-name="gr9" draw:text-style-name="P2" draw:layer="layout" draw:type="line" svg:x1="11.646cm" svg:y1="23.397cm" svg:x2="15.202cm" svg:y2="17.01cm" draw:start-shape="id37" draw:start-glue-point="10" draw:end-shape="id31" draw:end-glue-point="3" svg:d="M11646 23397l3556-6387" svg:viewBox="0 0 3557 6388">
          <text:p/>
        </draw:connector>
        <draw:custom-shape draw:style-name="gr13" draw:text-style-name="P2" xml:id="id38" draw:id="id38" draw:layer="layout" svg:width="2.286cm" svg:height="1.27cm" svg:x="10.461cm" svg:y="6.08cm">
          <text:p text:style-name="P1">digit</text:p>
          <draw:enhanced-geometry svg:viewBox="0 0 21600 21600" draw:type="rectangle" draw:enhanced-path="M 0 0 L 21600 0 21600 21600 0 21600 0 0 Z N"/>
        </draw:custom-shape>
        <draw:line draw:style-name="gr3" draw:text-style-name="P2" xml:id="id40" draw:id="id40" draw:layer="layout" svg:x1="7.35cm" svg:y1="6.715cm" svg:x2="9.255cm" svg:y2="6.715cm">
          <text:p/>
        </draw:line>
        <draw:connector draw:style-name="gr3" draw:text-style-name="P2" draw:layer="layout" draw:type="line" svg:x1="12.747cm" svg:y1="6.715cm" svg:x2="16.708cm" svg:y2="6.715cm" draw:start-shape="id38" draw:start-glue-point="1" svg:d="M12747 6715h3961" svg:viewBox="0 0 3962 1">
          <text:p/>
        </draw:connector>
        <draw:connector draw:style-name="gr2" draw:text-style-name="P2" draw:layer="layout" svg:x1="11.003cm" svg:y1="8.748cm" svg:x2="7.35cm" svg:y2="6.715cm" draw:start-shape="id39" draw:start-glue-point="6" draw:end-shape="id40" draw:end-glue-point="3" svg:d="M11003 8748h-3653v-2033" svg:viewBox="0 0 3654 2034">
          <text:p/>
        </draw:connector>
        <draw:connector draw:style-name="gr2" draw:text-style-name="P2" xml:id="id44" draw:id="id44" draw:layer="layout" draw:line-skew="2.057cm" svg:x1="16.708cm" svg:y1="6.715cm" svg:x2="12.146cm" svg:y2="8.748cm" draw:end-shape="id39" draw:end-glue-point="10" svg:d="M16708 6715h40v2033h-4602" svg:viewBox="0 0 4603 2034">
          <text:p/>
        </draw:connector>
        <draw:connector draw:style-name="gr7" draw:text-style-name="P2" draw:layer="layout" draw:type="line" svg:x1="2.145cm" svg:y1="5.049cm" svg:x2="4.203cm" svg:y2="5.047cm" draw:end-shape="id41" draw:end-glue-point="6" svg:d="M2145 5049l2058-2" svg:viewBox="0 0 2059 3">
          <text:p text:style-name="P1">S <text:s text:c="4"/></text:p>
          <text:p text:style-name="P1"/>
        </draw:connector>
        <draw:custom-shape draw:style-name="gr12" draw:text-style-name="P2" xml:id="id41" draw:id="id41" draw:layer="layout" svg:width="1.143cm" svg:height="1.143cm" svg:x="4.203cm" svg:y="4.475cm">
          <text:p text:style-name="P1">[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143cm" svg:height="1.143cm" svg:x="18.503cm" svg:y="4.475cm">
          <text:p text:style-name="P1"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9" draw:id="id39" draw:layer="layout" svg:width="1.143cm" svg:height="1.143cm" svg:x="11.003cm" svg:y="8.176cm">
          <text:p text:style-name="P1"><text:span text:style-name="T1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xml:id="id42" draw:id="id42" draw:layer="layout" svg:x1="5.353cm" svg:y1="5.046cm" svg:x2="6.115cm" svg:y2="5.046cm">
          <text:p/>
        </draw:line>
        <draw:line draw:style-name="gr2" draw:text-style-name="P2" xml:id="id43" draw:id="id43" draw:layer="layout" svg:x1="17.648cm" svg:y1="5.046cm" svg:x2="18.537cm" svg:y2="5.046cm">
          <text:p/>
        </draw:line>
        <draw:connector draw:style-name="gr3" draw:text-style-name="P2" draw:layer="layout" draw:type="line" svg:x1="6.115cm" svg:y1="5.046cm" svg:x2="17.648cm" svg:y2="5.046cm" draw:start-shape="id42" draw:start-glue-point="1" draw:end-shape="id43" draw:end-glue-point="3" svg:d="M6115 5046h11533" svg:viewBox="0 0 11534 1">
          <text:p/>
        </draw:connector>
        <draw:connector draw:style-name="gr14" draw:text-style-name="P1" draw:layer="layout" draw:line-skew="0.753cm" svg:x1="16.708cm" svg:y1="6.715cm" svg:x2="17.648cm" svg:y2="5.046cm" draw:start-shape="id44" draw:start-glue-point="2" draw:end-shape="id43" draw:end-glue-point="3" svg:d="M16708 6715h940v-1669" svg:viewBox="0 0 941 1670">
          <text:p/>
        </draw:connector>
        <draw:connector draw:style-name="gr14" draw:text-style-name="P1" draw:layer="layout" draw:line-skew="0.834cm" svg:x1="6.115cm" svg:y1="5.046cm" svg:x2="7.35cm" svg:y2="6.715cm" draw:start-shape="id42" draw:start-glue-point="1" draw:end-shape="id40" draw:end-glue-point="3" svg:d="M6115 5046v1669h1235" svg:viewBox="0 0 1236 1670">
          <text:p/>
        </draw:connector>
        <draw:connector draw:style-name="gr2" draw:text-style-name="P2" draw:layer="layout" draw:type="line" svg:x1="9.255cm" svg:y1="6.715cm" svg:x2="10.461cm" svg:y2="6.715cm" draw:start-shape="id40" draw:start-glue-point="1" draw:end-shape="id38" svg:d="M9255 6715h1206" svg:viewBox="0 0 120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07:34:52.325499257</meta:creation-date>
    <dc:date>2018-01-19T09:51:08.334215681</dc:date>
    <meta:editing-duration>PT6M13S</meta:editing-duration>
    <meta:editing-cycles>2</meta:editing-cycles>
    <meta:generator>LibreOffice/5.4.2.2$Linux_X86_64 LibreOffice_project/40m0$Build-2</meta:generator>
    <meta:document-statistic meta:object-count="101"/>
  </office:meta>
</office:document-meta>
</file>